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39in"/>
    </style:style>
    <style:style style:name="co7" style:family="table-column">
      <style:table-column-properties fo:break-before="auto" style:column-width="0.9764in"/>
    </style:style>
    <style:style style:name="co8" style:family="table-column">
      <style:table-column-properties fo:break-before="auto" style:column-width="0.9945in"/>
    </style:style>
    <style:style style:name="co9" style:family="table-column">
      <style:table-column-properties fo:break-before="auto" style:column-width="0.9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shapes>
          <draw:frame draw:z-index="0" draw:style-name="gr1" draw:text-style-name="P1" svg:width="6.4921in" svg:height="3.8697in" svg:x="14.4394in" svg:y="2.5185in">
            <draw:object draw:notify-on-update-of-ranges="Serial.A10:Serial.A16 Serial.B9:Serial.B9 Serial.B10:Serial.B16 Serial.A10:Serial.A16 Serial.C9:Serial.C9 Serial.C10:Serial.C16 Serial.A10:Serial.A16 Serial.D9:Serial.D9 Serial.D10:Serial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87in" svg:y="0.6079in">
            <draw:object draw:notify-on-update-of-ranges="Serial.A1:Serial.A1 Serial.A2:Serial.A3 Serial.B1:Serial.B1 Serial.B2:Serial.B3 Serial.C1:Serial.C1 Serial.C2:Serial.C3 Serial.D1:Serial.D1 Serial.D2:Serial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772in" svg:height="4.5094in" svg:x="7.5457in" svg:y="6.2638in">
            <draw:object draw:notify-on-update-of-ranges="Serial.A19:Serial.A19 Serial.A20:Serial.A21 Serial.B19:Serial.B19 Serial.B20:Serial.B21 Serial.C19:Serial.C19 Serial.C20:Serial.C21 Serial.D19:Serial.D19 Serial.D20:Serial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114in" svg:height="4.2016in" svg:x="6.9114in" svg:y="5.7488in">
            <draw:object draw:notify-on-update-of-ranges="Serial.A30:Serial.A30 Serial.A31:Serial.A33 Serial.B30:Serial.B30 Serial.B31:Serial.B33 Serial.C30:Serial.C30 Serial.C31:Serial.C33 Serial.D30:Serial.D30 Serial.D31:Serial.D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mory Aliasing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113022.86" calcext:value-type="float">
            <text:p>113022.86</text:p>
          </table:table-cell>
          <table:table-cell office:value-type="float" office:value="81927.75" calcext:value-type="float">
            <text:p>81927.75</text:p>
          </table:table-cell>
          <table:table-cell office:value-type="float" office:value="99508.26" calcext:value-type="float">
            <text:p>99508.26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112091.66" calcext:value-type="float">
            <text:p>112091.66</text:p>
          </table:table-cell>
          <table:table-cell office:value-type="float" office:value="74485.23" calcext:value-type="float">
            <text:p>74485.23</text:p>
          </table:table-cell>
          <table:table-cell office:value-type="float" office:value="100082.92" calcext:value-type="float">
            <text:p>100082.92</text:p>
          </table:table-cell>
          <table:table-cell/>
        </table:table-row>
        <table:table-row table:style-name="ro1">
          <table:table-cell office:value-type="string" calcext:value-type="string">
            <text:p>Percent change</text:p>
          </table:table-cell>
          <table:table-cell table:style-name="ce1" table:formula="of:=([.B2]-[.B3])/[.B2]" office:value-type="percentage" office:value="0.00823904119927594" calcext:value-type="percentage">
            <text:p>0.82%</text:p>
          </table:table-cell>
          <table:table-cell table:style-name="ce1" table:formula="of:=([.C2]-[.C3])/[.C2]" office:value-type="percentage" office:value="0.09084248011205" calcext:value-type="percentage">
            <text:p>9.08%</text:p>
          </table:table-cell>
          <table:table-cell office:value-type="string" calcext:value-type="string">
            <text:p>**no change**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um Runs</text:p>
          </table:table-cell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roll Factor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91.66" calcext:value-type="float">
            <text:p>112091.66</text:p>
          </table:table-cell>
          <table:table-cell office:value-type="float" office:value="74485.23" calcext:value-type="float">
            <text:p>74485.23</text:p>
          </table:table-cell>
          <table:table-cell office:value-type="float" office:value="100082.92" calcext:value-type="float">
            <text:p>100082.92</text:p>
          </table:table-cell>
          <table:table-cell table:formula="of:=SUM([.B10:.D10])" office:value-type="float" office:value="286659.81" calcext:value-type="float">
            <text:p>286659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33.22" calcext:value-type="float">
            <text:p>68033.22</text:p>
          </table:table-cell>
          <table:table-cell office:value-type="float" office:value="58868.28" calcext:value-type="float">
            <text:p>58868.28</text:p>
          </table:table-cell>
          <table:table-cell office:value-type="float" office:value="98839.36" calcext:value-type="float">
            <text:p>98839.36</text:p>
          </table:table-cell>
          <table:table-cell table:formula="of:=SUM([.B11:.D11])" office:value-type="float" office:value="225740.86" calcext:value-type="float">
            <text:p>225740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932.06" calcext:value-type="float">
            <text:p>62932.06</text:p>
          </table:table-cell>
          <table:table-cell office:value-type="float" office:value="58620.85" calcext:value-type="float">
            <text:p>58620.85</text:p>
          </table:table-cell>
          <table:table-cell office:value-type="float" office:value="98580.8" calcext:value-type="float">
            <text:p>98580.8</text:p>
          </table:table-cell>
          <table:table-cell table:formula="of:=SUM([.B12:.D12])" office:value-type="float" office:value="220133.71" calcext:value-type="float">
            <text:p>220133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793.87" calcext:value-type="float">
            <text:p>57793.87</text:p>
          </table:table-cell>
          <table:table-cell office:value-type="float" office:value="55359.9" calcext:value-type="float">
            <text:p>55359.9</text:p>
          </table:table-cell>
          <table:table-cell office:value-type="float" office:value="93898.3" calcext:value-type="float">
            <text:p>93898.3</text:p>
          </table:table-cell>
          <table:table-cell table:formula="of:=SUM([.B13:.D13])" office:value-type="float" office:value="207052.07" calcext:value-type="float">
            <text:p>207052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45.06" calcext:value-type="float">
            <text:p>57145.06</text:p>
          </table:table-cell>
          <table:table-cell office:value-type="float" office:value="54490.27" calcext:value-type="float">
            <text:p>54490.27</text:p>
          </table:table-cell>
          <table:table-cell office:value-type="float" office:value="95659.37" calcext:value-type="float">
            <text:p>95659.37</text:p>
          </table:table-cell>
          <table:table-cell table:formula="of:=SUM([.B14:.D14])" office:value-type="float" office:value="207294.7" calcext:value-type="float">
            <text:p>20729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74.4" calcext:value-type="float">
            <text:p>57174.4</text:p>
          </table:table-cell>
          <table:table-cell office:value-type="float" office:value="56526.71" calcext:value-type="float">
            <text:p>56526.71</text:p>
          </table:table-cell>
          <table:table-cell office:value-type="float" office:value="90529.61" calcext:value-type="float">
            <text:p>90529.61</text:p>
          </table:table-cell>
          <table:table-cell table:formula="of:=SUM([.B15:.D15])" office:value-type="float" office:value="204230.72" calcext:value-type="float">
            <text:p>204230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200.21" calcext:value-type="float">
            <text:p>57200.21</text:p>
          </table:table-cell>
          <table:table-cell office:value-type="float" office:value="56180.57" calcext:value-type="float">
            <text:p>56180.57</text:p>
          </table:table-cell>
          <table:table-cell office:value-type="float" office:value="93411.42" calcext:value-type="float">
            <text:p>93411.42</text:p>
          </table:table-cell>
          <table:table-cell table:formula="of:=SUM([.B16:.D16])" office:value-type="float" office:value="206792.2" calcext:value-type="float">
            <text:p>206792.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bexpr Elim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57174.4" calcext:value-type="float">
            <text:p>57174.4</text:p>
          </table:table-cell>
          <table:table-cell office:value-type="float" office:value="56526.71" calcext:value-type="float">
            <text:p>56526.71</text:p>
          </table:table-cell>
          <table:table-cell office:value-type="float" office:value="90529.61" calcext:value-type="float">
            <text:p>90529.61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49207.41" calcext:value-type="float">
            <text:p>49207.41</text:p>
          </table:table-cell>
          <table:table-cell office:value-type="float" office:value="46177.47" calcext:value-type="float">
            <text:p>46177.47</text:p>
          </table:table-cell>
          <table:table-cell office:value-type="float" office:value="58329.09" calcext:value-type="float">
            <text:p>58329.09</text:p>
          </table:table-cell>
          <table:table-cell/>
        </table:table-row>
        <table:table-row table:style-name="ro1">
          <table:table-cell office:value-type="string" calcext:value-type="string">
            <text:p>Percent change</text:p>
          </table:table-cell>
          <table:table-cell table:style-name="ce1" table:formula="of:=([.B20]-[.B21])/[.B20]" office:value-type="percentage" office:value="0.139345406335703" calcext:value-type="percentage">
            <text:p>13.93%</text:p>
          </table:table-cell>
          <table:table-cell table:style-name="ce1" table:formula="of:=([.C20]-[.C21])/[.C20]" office:value-type="percentage" office:value="0.183085836766371" calcext:value-type="percentage">
            <text:p>18.31%</text:p>
          </table:table-cell>
          <table:table-cell table:style-name="ce1" table:formula="of:=([.D20]-[.D21])/[.D20]" office:value-type="percentage" office:value="0.355690475193696" calcext:value-type="percentage">
            <text:p>35.57%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strict keyword added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49207.41" calcext:value-type="float">
            <text:p>49207.41</text:p>
          </table:table-cell>
          <table:table-cell office:value-type="float" office:value="46177.47" calcext:value-type="float">
            <text:p>46177.47</text:p>
          </table:table-cell>
          <table:table-cell office:value-type="float" office:value="58329.09" calcext:value-type="float">
            <text:p>58329.09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48800.39" calcext:value-type="float">
            <text:p>48800.39</text:p>
          </table:table-cell>
          <table:table-cell office:value-type="float" office:value="45863.47" calcext:value-type="float">
            <text:p>45863.47</text:p>
          </table:table-cell>
          <table:table-cell office:value-type="float" office:value="58063.91" calcext:value-type="float">
            <text:p>58063.91</text:p>
          </table:table-cell>
          <table:table-cell/>
        </table:table-row>
        <table:table-row table:style-name="ro1">
          <table:table-cell office:value-type="string" calcext:value-type="string">
            <text:p>Percent change</text:p>
          </table:table-cell>
          <table:table-cell table:style-name="ce1" table:formula="of:=([.B26]-[.B27])/[.B26]" office:value-type="percentage" office:value="0.0082715184562651" calcext:value-type="percentage">
            <text:p>0.83%</text:p>
          </table:table-cell>
          <table:table-cell table:style-name="ce1" table:formula="of:=([.C26]-[.C27])/[.C26]" office:value-type="percentage" office:value="0.00679985282866298" calcext:value-type="percentage">
            <text:p>0.68%</text:p>
          </table:table-cell>
          <table:table-cell table:style-name="ce1" table:formula="of:=([.D26]-[.D27])/[.D26]" office:value-type="percentage" office:value="0.00454627356607129" calcext:value-type="percentage">
            <text:p>0.45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  <table:table-cell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13924.37" calcext:value-type="float">
            <text:p>13924.37</text:p>
          </table:table-cell>
          <table:table-cell office:value-type="float" office:value="10562.14" calcext:value-type="float">
            <text:p>10562.14</text:p>
          </table:table-cell>
          <table:table-cell office:value-type="float" office:value="16603.63" calcext:value-type="float">
            <text:p>16603.63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3726.48" calcext:value-type="float">
            <text:p>13726.48</text:p>
          </table:table-cell>
          <table:table-cell office:value-type="float" office:value="10541.1" calcext:value-type="float">
            <text:p>10541.1</text:p>
          </table:table-cell>
          <table:table-cell office:value-type="float" office:value="16559.52" calcext:value-type="float">
            <text:p>16559.52</text:p>
          </table:table-cell>
          <table:table-cell/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13692.24" calcext:value-type="float">
            <text:p>13692.24</text:p>
          </table:table-cell>
          <table:table-cell office:value-type="float" office:value="7617.18" calcext:value-type="float">
            <text:p>7617.18</text:p>
          </table:table-cell>
          <table:table-cell office:value-type="float" office:value="17159.34" calcext:value-type="float">
            <text:p>17159.34</text:p>
          </table:table-cell>
          <table:table-cell/>
        </table:table-row>
      </table:table>
      <table:table table:name="Vector" table:style-name="ta1">
        <table:shapes>
          <draw:frame draw:z-index="0" draw:style-name="gr1" draw:text-style-name="P1" svg:width="6.5921in" svg:height="3.911in" svg:x="9.2772in" svg:y="0.8772in">
            <draw:object draw:notify-on-update-of-ranges="Vector.A1:Vector.A1 Vector.A2:Vector.A4 Vector.B1:Vector.B1 Vector.B2:Vector.B4 Vector.C1:Vector.C1 Vector.C2:Vector.C4 Vector.D1:Vector.D1 Vector.D2:Vector.D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9083in" svg:height="4.1008in" svg:x="4.6799in" svg:y="1.8488in">
            <draw:object draw:notify-on-update-of-ranges="Vector.A7:Vector.A7 Vector.A8:Vector.A13 Vector.B7:Vector.B7 Vector.B8:Vector.B13 Vector.A7:Vector.A7 Vector.A8:Vector.A13 Vector.C7:Vector.C7 Vector.C8:Vector.C13 Vector.A7:Vector.A7 Vector.A8:Vector.A13 Vector.D7:Vector.D7 Vector.D8:Vector.D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8551in" svg:height="3.8579in" svg:x="6.2157in" svg:y="5.6594in">
            <draw:object draw:notify-on-update-of-ranges="Vector.A16:Vector.A16 Vector.A17:Vector.A18 Vector.B16:Vector.B16 Vector.B17:Vector.B18 Vector.C16:Vector.C16 Vector.C17:Vector.C18 Vector.D16:Vector.D16 Vector.D17:Vector.D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96in" svg:height="3.5378in" svg:x="1.6839in" svg:y="5.2803in">
            <draw:object draw:notify-on-update-of-ranges="Vector.A21:Vector.A21 Vector.A22:Vector.A23 Vector.B21:Vector.B21 Vector.B22:Vector.B23 Vector.C21:Vector.C21 Vector.C22:Vector.C23 Vector.D21:Vector.D21 Vector.D22:Vector.D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Serial (O3)</text:p>
          </table:table-cell>
          <table:table-cell office:value-type="float" office:value="13692.24" calcext:value-type="float">
            <text:p>13692.24</text:p>
          </table:table-cell>
          <table:table-cell office:value-type="float" office:value="7617.18" calcext:value-type="float">
            <text:p>7617.18</text:p>
          </table:table-cell>
          <table:table-cell office:value-type="float" office:value="17159.34" calcext:value-type="float">
            <text:p>17159.34</text:p>
          </table:table-cell>
        </table:table-row>
        <table:table-row table:style-name="ro1">
          <table:table-cell office:value-type="string" calcext:value-type="string">
            <text:p>Basic AVX</text:p>
          </table:table-cell>
          <table:table-cell office:value-type="float" office:value="30984.94" calcext:value-type="float">
            <text:p>30984.94</text:p>
          </table:table-cell>
          <table:table-cell office:value-type="float" office:value="21591.99" calcext:value-type="float">
            <text:p>21591.99</text:p>
          </table:table-cell>
          <table:table-cell office:value-type="float" office:value="24252.2" calcext:value-type="float">
            <text:p>24252.2</text:p>
          </table:table-cell>
        </table:table-row>
        <table:table-row table:style-name="ro1">
          <table:table-cell office:value-type="string" calcext:value-type="string">
            <text:p>Basic AVX (O1)</text:p>
          </table:table-cell>
          <table:table-cell office:value-type="float" office:value="4409.29" calcext:value-type="float">
            <text:p>4409.29</text:p>
          </table:table-cell>
          <table:table-cell office:value-type="float" office:value="3985.26" calcext:value-type="float">
            <text:p>3985.26</text:p>
          </table:table-cell>
          <table:table-cell office:value-type="float" office:value="5408.39" calcext:value-type="float">
            <text:p>5408.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roll factor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9.29" calcext:value-type="float">
            <text:p>4409.29</text:p>
          </table:table-cell>
          <table:table-cell office:value-type="float" office:value="3985.26" calcext:value-type="float">
            <text:p>3985.26</text:p>
          </table:table-cell>
          <table:table-cell office:value-type="float" office:value="5408.39" calcext:value-type="float">
            <text:p>5408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6.18" calcext:value-type="float">
            <text:p>4156.18</text:p>
          </table:table-cell>
          <table:table-cell office:value-type="float" office:value="3595.49" calcext:value-type="float">
            <text:p>3595.49</text:p>
          </table:table-cell>
          <table:table-cell office:value-type="float" office:value="5652.77" calcext:value-type="float">
            <text:p>5652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1.49" calcext:value-type="float">
            <text:p>3921.49</text:p>
          </table:table-cell>
          <table:table-cell office:value-type="float" office:value="3637.08" calcext:value-type="float">
            <text:p>3637.08</text:p>
          </table:table-cell>
          <table:table-cell office:value-type="float" office:value="5299.86" calcext:value-type="float">
            <text:p>5299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8.79" calcext:value-type="float">
            <text:p>3928.79</text:p>
          </table:table-cell>
          <table:table-cell office:value-type="float" office:value="3612.98" calcext:value-type="float">
            <text:p>3612.98</text:p>
          </table:table-cell>
          <table:table-cell office:value-type="float" office:value="5425.59" calcext:value-type="float">
            <text:p>5425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3.9" calcext:value-type="float">
            <text:p>3763.9</text:p>
          </table:table-cell>
          <table:table-cell office:value-type="float" office:value="3591.63" calcext:value-type="float">
            <text:p>3591.63</text:p>
          </table:table-cell>
          <table:table-cell office:value-type="float" office:value="5273.87" calcext:value-type="float">
            <text:p>5273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23.06" calcext:value-type="float">
            <text:p>3823.06</text:p>
          </table:table-cell>
          <table:table-cell office:value-type="float" office:value="3576.79" calcext:value-type="float">
            <text:p>3576.79</text:p>
          </table:table-cell>
          <table:table-cell office:value-type="float" office:value="5430.05" calcext:value-type="float">
            <text:p>5430.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VX specials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3763.9" calcext:value-type="float">
            <text:p>3763.9</text:p>
          </table:table-cell>
          <table:table-cell office:value-type="float" office:value="3591.63" calcext:value-type="float">
            <text:p>3591.63</text:p>
          </table:table-cell>
          <table:table-cell office:value-type="float" office:value="5273.87" calcext:value-type="float">
            <text:p>5273.87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3499.87" calcext:value-type="float">
            <text:p>3499.87</text:p>
          </table:table-cell>
          <table:table-cell office:value-type="float" office:value="3584.3" calcext:value-type="float">
            <text:p>3584.3</text:p>
          </table:table-cell>
          <table:table-cell office:value-type="float" office:value="5254.38" calcext:value-type="float">
            <text:p>5254.38</text:p>
          </table:table-cell>
        </table:table-row>
        <table:table-row table:style-name="ro1">
          <table:table-cell office:value-type="string" calcext:value-type="string">
            <text:p>Percent diff</text:p>
          </table:table-cell>
          <table:table-cell table:style-name="ce1" table:formula="of:=([.B17]-[.B18])/[.B17]" office:value-type="percentage" office:value="0.0701479848029969" calcext:value-type="percentage">
            <text:p>7.01%</text:p>
          </table:table-cell>
          <table:table-cell table:number-columns-repeated="2" office:value-type="string" calcext:value-type="string">
            <text:p>**no change**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VM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3499.87" calcext:value-type="float">
            <text:p>3499.87</text:p>
          </table:table-cell>
          <table:table-cell office:value-type="float" office:value="3584.3" calcext:value-type="float">
            <text:p>3584.3</text:p>
          </table:table-cell>
          <table:table-cell office:value-type="float" office:value="5254.38" calcext:value-type="float">
            <text:p>5254.38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3460.66" calcext:value-type="float">
            <text:p>3460.66</text:p>
          </table:table-cell>
          <table:table-cell office:value-type="float" office:value="3589.27" calcext:value-type="float">
            <text:p>3589.27</text:p>
          </table:table-cell>
          <table:table-cell office:value-type="float" office:value="5186.7" calcext:value-type="float">
            <text:p>5186.7</text:p>
          </table:table-cell>
        </table:table-row>
        <table:table-row table:style-name="ro1">
          <table:table-cell office:value-type="string" calcext:value-type="string">
            <text:p>Percent diff</text:p>
          </table:table-cell>
          <table:table-cell table:style-name="ce1" table:formula="of:=([.B22]-[.B23])/[.B22]" office:value-type="percentage" office:value="0.0112032732644355" calcext:value-type="percentage">
            <text:p>1.12%</text:p>
          </table:table-cell>
          <table:table-cell table:style-name="ce1" table:formula="of:=([.C22]-[.C23])/[.C22]" office:value-type="percentage" office:value="-0.00138660268392707" calcext:value-type="percentage">
            <text:p>-0.14%</text:p>
          </table:table-cell>
          <table:table-cell table:style-name="ce1" table:formula="of:=([.D22]-[.D23])/[.D22]" office:value-type="percentage" office:value="0.0128806824021103" calcext:value-type="percentage">
            <text:p>1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21:42:54.10876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6-04-26T15:56:56.651844354</meta:creation-date>
    <meta:editing-duration>PT1H40M53S</meta:editing-duration>
    <meta:editing-cycles>3</meta:editing-cycles>
    <meta:generator>LibreOffice/6.4.7.2$Linux_X86_64 LibreOffice_project/40$Build-2</meta:generator>
    <dc:date>2026-04-27T00:52:33.076930249</dc:date>
    <meta:document-statistic meta:table-count="2" meta:cell-count="181" meta:object-count="8"/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91cm" svg:height="9.83cm" xlink:href=".." xlink:type="simple" chart:class="chart:scatter" chart:style-name="ch1">
        <chart:title svg:x="4.669cm" svg:y="0.332cm" chart:style-name="ch2">
          <text:p>Loop Unrolling with varying Factors</text:p>
        </chart:title>
        <chart:legend chart:legend-position="end" svg:x="14.327cm" svg:y="4.118cm" style:legend-expansion="high" chart:style-name="ch3"/>
        <chart:plot-area chart:style-name="ch4" table:cell-range-address="Serial.A10:Serial.D16 Serial.B9:Serial.D9" chart:data-source-has-labels="row" svg:x="1.34cm" svg:y="1.307cm" svg:width="12.658cm" svg:height="7.346cm">
          <chartooo:coordinate-region svg:x="2.517cm" svg:y="1.506cm" svg:width="11.203cm" svg:height="6.5cm"/>
          <chart:axis chart:dimension="x" chart:name="primary-x" chart:style-name="ch5">
            <chart:title svg:x="6.686cm" svg:y="8.849cm" chart:style-name="ch6">
              <text:p>Unroll Factor</text:p>
            </chart:title>
          </chart:axis>
          <chart:axis chart:dimension="y" chart:name="primary-y" chart:style-name="ch5">
            <chart:title svg:x="0.451cm" svg:y="6.268cm" chart:style-name="ch7">
              <text:p>Time per run (ns)</text:p>
            </chart:title>
            <chart:grid chart:style-name="ch8" chart:class="major"/>
          </chart:axis>
          <chart:series chart:style-name="ch9" chart:values-cell-range-address="Serial.B10:Serial.B16" chart:label-cell-address="Serial.B9:Serial.B9" chart:class="chart:scatter">
            <chart:domain table:cell-range-address="Serial.A10:Serial.A16"/>
            <chart:data-point chart:repeated="7"/>
          </chart:series>
          <chart:series chart:style-name="ch10" chart:values-cell-range-address="Serial.C10:Serial.C16" chart:label-cell-address="Serial.C9:Serial.C9" chart:class="chart:scatter">
            <chart:data-point chart:repeated="7"/>
          </chart:series>
          <chart:series chart:style-name="ch11" chart:values-cell-range-address="Serial.D10:Serial.D16" chart:label-cell-address="Serial.D9:Serial.D9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VM</text:p>
                <draw:g>
                  <svg:desc>Serial.B9:Serial.B9</svg:desc>
                </draw:g>
              </table:table-cell>
              <table:table-cell office:value-type="string">
                <text:p>VVM</text:p>
                <draw:g>
                  <svg:desc>Serial.C9:Serial.C9</svg:desc>
                </draw:g>
              </table:table-cell>
              <table:table-cell office:value-type="string">
                <text:p>MMA</text:p>
                <draw:g>
                  <svg:desc>Serial.D9:Serial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rial.A10:Serial.A16</svg:desc>
                </draw:g>
              </table:table-cell>
              <table:table-cell office:value-type="float" office:value="112091.66">
                <text:p>112091.66</text:p>
                <draw:g>
                  <svg:desc>Serial.B10:Serial.B16</svg:desc>
                </draw:g>
              </table:table-cell>
              <table:table-cell office:value-type="float" office:value="74485.23">
                <text:p>74485.23</text:p>
                <draw:g>
                  <svg:desc>Serial.C10:Serial.C16</svg:desc>
                </draw:g>
              </table:table-cell>
              <table:table-cell office:value-type="float" office:value="100082.92">
                <text:p>100082.92</text:p>
                <draw:g>
                  <svg:desc>Serial.D10:Serial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033.22">
                <text:p>68033.22</text:p>
              </table:table-cell>
              <table:table-cell office:value-type="float" office:value="58868.28">
                <text:p>58868.28</text:p>
              </table:table-cell>
              <table:table-cell office:value-type="float" office:value="98839.36">
                <text:p>98839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932.06">
                <text:p>62932.06</text:p>
              </table:table-cell>
              <table:table-cell office:value-type="float" office:value="58620.85">
                <text:p>58620.85</text:p>
              </table:table-cell>
              <table:table-cell office:value-type="float" office:value="98580.8">
                <text:p>9858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793.87">
                <text:p>57793.87</text:p>
              </table:table-cell>
              <table:table-cell office:value-type="float" office:value="55359.9">
                <text:p>55359.9</text:p>
              </table:table-cell>
              <table:table-cell office:value-type="float" office:value="93898.3">
                <text:p>9389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145.06">
                <text:p>57145.06</text:p>
              </table:table-cell>
              <table:table-cell office:value-type="float" office:value="54490.27">
                <text:p>54490.27</text:p>
              </table:table-cell>
              <table:table-cell office:value-type="float" office:value="95659.37">
                <text:p>95659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174.4">
                <text:p>57174.4</text:p>
              </table:table-cell>
              <table:table-cell office:value-type="float" office:value="56526.71">
                <text:p>56526.71</text:p>
              </table:table-cell>
              <table:table-cell office:value-type="float" office:value="90529.61">
                <text:p>90529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200.21">
                <text:p>57200.21</text:p>
              </table:table-cell>
              <table:table-cell office:value-type="float" office:value="56180.57">
                <text:p>56180.57</text:p>
              </table:table-cell>
              <table:table-cell office:value-type="float" office:value="93411.42">
                <text:p>93411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Effect of Removing Memory Aliasing</text:p>
        </chart:title>
        <chart:legend chart:legend-position="end" svg:x="14.425cm" svg:y="3.703cm" style:legend-expansion="high" chart:style-name="ch3"/>
        <chart:plot-area chart:style-name="ch4" table:cell-range-address="Serial.A1:Serial.D3" chart:data-source-has-labels="both" svg:x="1.331cm" svg:y="1.275cm" svg:width="12.774cm" svg:height="7.545cm">
          <chartooo:coordinate-region svg:x="2.693cm" svg:y="1.474cm" svg:width="11.412cm" svg:height="6.699cm"/>
          <chart:axis chart:dimension="x" chart:name="primary-x" chart:style-name="ch5" chartooo:axis-type="auto">
            <chartooo:date-scale/>
            <chart:categories table:cell-range-address="Serial.A2:Serial.A3"/>
          </chart:axis>
          <chart:axis chart:dimension="y" chart:name="primary-y" chart:style-name="ch6">
            <chart:title svg:x="0.451cm" svg:y="6.335cm" chart:style-name="ch7">
              <text:p>Time per run (ns)</text:p>
            </chart:title>
            <chart:grid chart:style-name="ch8" chart:class="major"/>
          </chart:axis>
          <chart:series chart:style-name="ch9" chart:values-cell-range-address="Serial.B2:Serial.B3" chart:label-cell-address="Serial.B1:Serial.B1" chart:class="chart:bar">
            <chart:data-point chart:repeated="2"/>
          </chart:series>
          <chart:series chart:style-name="ch10" chart:values-cell-range-address="Serial.C2:Serial.C3" chart:label-cell-address="Serial.C1:Serial.C1" chart:class="chart:bar">
            <chart:data-point chart:repeated="2"/>
          </chart:series>
          <chart:series chart:style-name="ch11" chart:values-cell-range-address="Serial.D2:Serial.D3" chart:label-cell-address="Serial.D1:Serial.D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Serial.B1:Serial.B1</svg:desc>
                </draw:g>
              </table:table-cell>
              <table:table-cell office:value-type="string">
                <text:p>VVM</text:p>
                <draw:g>
                  <svg:desc>Serial.C1:Serial.C1</svg:desc>
                </draw:g>
              </table:table-cell>
              <table:table-cell office:value-type="string">
                <text:p>MMA</text:p>
                <draw:g>
                  <svg:desc>Serial.D1:Seri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fore</text:p>
                <draw:g>
                  <svg:desc>Serial.A2:Serial.A3</svg:desc>
                </draw:g>
              </table:table-cell>
              <table:table-cell office:value-type="float" office:value="113022.86">
                <text:p>113022.86</text:p>
                <draw:g>
                  <svg:desc>Serial.B2:Serial.B3</svg:desc>
                </draw:g>
              </table:table-cell>
              <table:table-cell office:value-type="float" office:value="81927.75">
                <text:p>81927.75</text:p>
                <draw:g>
                  <svg:desc>Serial.C2:Serial.C3</svg:desc>
                </draw:g>
              </table:table-cell>
              <table:table-cell office:value-type="float" office:value="99508.26">
                <text:p>99508.26</text:p>
                <draw:g>
                  <svg:desc>Serial.D2:Serial.D3</svg:desc>
                </draw:g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112091.66">
                <text:p>112091.66</text:p>
              </table:table-cell>
              <table:table-cell office:value-type="float" office:value="74485.23">
                <text:p>74485.23</text:p>
              </table:table-cell>
              <table:table-cell office:value-type="float" office:value="100082.92">
                <text:p>100082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85cm" svg:height="11.455cm" xlink:href=".." xlink:type="simple" chart:class="chart:bar" chart:style-name="ch1">
        <chart:title svg:x="1.962cm" svg:y="0.365cm" chart:style-name="ch2">
          <text:p>Effect of Eliminating Common Subexpressions (Array index calculations)</text:p>
        </chart:title>
        <chart:legend chart:legend-position="end" svg:x="16.91cm" svg:y="4.93cm" style:legend-expansion="high" chart:style-name="ch3"/>
        <chart:plot-area chart:style-name="ch4" table:cell-range-address="Serial.A19:Serial.D21" chart:data-source-has-labels="both" svg:x="1.38cm" svg:y="1.373cm" svg:width="15.161cm" svg:height="9.853cm">
          <chartooo:coordinate-region svg:x="2.742cm" svg:y="1.572cm" svg:width="13.799cm" svg:height="9.007cm"/>
          <chart:axis chart:dimension="x" chart:name="primary-x" chart:style-name="ch5" chartooo:axis-type="auto">
            <chartooo:date-scale/>
            <chart:categories table:cell-range-address="Serial.A20:Serial.A21"/>
          </chart:axis>
          <chart:axis chart:dimension="y" chart:name="primary-y" chart:style-name="ch6">
            <chart:title svg:x="0.451cm" svg:y="7.587cm" chart:style-name="ch7">
              <text:p>Time per run (ns)</text:p>
            </chart:title>
            <chart:grid chart:style-name="ch8" chart:class="major"/>
          </chart:axis>
          <chart:series chart:style-name="ch9" chart:values-cell-range-address="Serial.B20:Serial.B21" chart:label-cell-address="Serial.B19:Serial.B19" chart:class="chart:bar">
            <chart:data-point chart:repeated="2"/>
          </chart:series>
          <chart:series chart:style-name="ch10" chart:values-cell-range-address="Serial.C20:Serial.C21" chart:label-cell-address="Serial.C19:Serial.C19" chart:class="chart:bar">
            <chart:data-point chart:repeated="2"/>
          </chart:series>
          <chart:series chart:style-name="ch11" chart:values-cell-range-address="Serial.D20:Serial.D21" chart:label-cell-address="Serial.D19:Serial.D1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Serial.B19:Serial.B19</svg:desc>
                </draw:g>
              </table:table-cell>
              <table:table-cell office:value-type="string">
                <text:p>VVM</text:p>
                <draw:g>
                  <svg:desc>Serial.C19:Serial.C19</svg:desc>
                </draw:g>
              </table:table-cell>
              <table:table-cell office:value-type="string">
                <text:p>MMA</text:p>
                <draw:g>
                  <svg:desc>Serial.D19:Serial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fore</text:p>
                <draw:g>
                  <svg:desc>Serial.A20:Serial.A21</svg:desc>
                </draw:g>
              </table:table-cell>
              <table:table-cell office:value-type="float" office:value="57174.4">
                <text:p>57174.4</text:p>
                <draw:g>
                  <svg:desc>Serial.B20:Serial.B21</svg:desc>
                </draw:g>
              </table:table-cell>
              <table:table-cell office:value-type="float" office:value="56526.71">
                <text:p>56526.71</text:p>
                <draw:g>
                  <svg:desc>Serial.C20:Serial.C21</svg:desc>
                </draw:g>
              </table:table-cell>
              <table:table-cell office:value-type="float" office:value="90529.61">
                <text:p>90529.61</text:p>
                <draw:g>
                  <svg:desc>Serial.D20:Serial.D21</svg:desc>
                </draw:g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49207.41">
                <text:p>49207.41</text:p>
              </table:table-cell>
              <table:table-cell office:value-type="float" office:value="46177.47">
                <text:p>46177.47</text:p>
              </table:table-cell>
              <table:table-cell office:value-type="float" office:value="58329.09">
                <text:p>58329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18cm" svg:height="10.673cm" xlink:href=".." xlink:type="simple" chart:class="chart:bar" chart:style-name="ch1">
        <chart:title svg:x="5.742cm" svg:y="0.349cm" chart:style-name="ch2">
          <text:p>Effects of Compiler Optimizations</text:p>
        </chart:title>
        <chart:legend chart:legend-position="end" svg:x="16.743cm" svg:y="4.539cm" style:legend-expansion="high" chart:style-name="ch3"/>
        <chart:plot-area chart:style-name="ch4" table:cell-range-address="Serial.A30:Serial.D33" chart:data-source-has-labels="both" svg:x="1.377cm" svg:y="1.341cm" svg:width="15cm" svg:height="9.119cm">
          <chartooo:coordinate-region svg:x="2.554cm" svg:y="1.54cm" svg:width="13.823cm" svg:height="8.273cm"/>
          <chart:axis chart:dimension="x" chart:name="primary-x" chart:style-name="ch5" chartooo:axis-type="auto">
            <chartooo:date-scale/>
            <chart:categories table:cell-range-address="Serial.A31:Serial.A33"/>
          </chart:axis>
          <chart:axis chart:dimension="y" chart:name="primary-y" chart:style-name="ch6">
            <chart:title svg:x="0.451cm" svg:y="7.188cm" chart:style-name="ch7">
              <text:p>Time per run (ns)</text:p>
            </chart:title>
            <chart:grid chart:style-name="ch8" chart:class="major"/>
          </chart:axis>
          <chart:series chart:style-name="ch9" chart:values-cell-range-address="Serial.B31:Serial.B33" chart:label-cell-address="Serial.B30:Serial.B30" chart:class="chart:bar">
            <chart:data-point chart:repeated="3"/>
          </chart:series>
          <chart:series chart:style-name="ch10" chart:values-cell-range-address="Serial.C31:Serial.C33" chart:label-cell-address="Serial.C30:Serial.C30" chart:class="chart:bar">
            <chart:data-point chart:repeated="3"/>
          </chart:series>
          <chart:series chart:style-name="ch11" chart:values-cell-range-address="Serial.D31:Serial.D33" chart:label-cell-address="Serial.D30:Serial.D3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Serial.B30:Serial.B30</svg:desc>
                </draw:g>
              </table:table-cell>
              <table:table-cell office:value-type="string">
                <text:p>VVM</text:p>
                <draw:g>
                  <svg:desc>Serial.C30:Serial.C30</svg:desc>
                </draw:g>
              </table:table-cell>
              <table:table-cell office:value-type="string">
                <text:p>MMA</text:p>
                <draw:g>
                  <svg:desc>Serial.D30:Serial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1</text:p>
                <draw:g>
                  <svg:desc>Serial.A31:Serial.A33</svg:desc>
                </draw:g>
              </table:table-cell>
              <table:table-cell office:value-type="float" office:value="13924.37">
                <text:p>13924.37</text:p>
                <draw:g>
                  <svg:desc>Serial.B31:Serial.B33</svg:desc>
                </draw:g>
              </table:table-cell>
              <table:table-cell office:value-type="float" office:value="10562.14">
                <text:p>10562.14</text:p>
                <draw:g>
                  <svg:desc>Serial.C31:Serial.C33</svg:desc>
                </draw:g>
              </table:table-cell>
              <table:table-cell office:value-type="float" office:value="16603.63">
                <text:p>16603.63</text:p>
                <draw:g>
                  <svg:desc>Serial.D31:Serial.D33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3726.48">
                <text:p>13726.48</text:p>
              </table:table-cell>
              <table:table-cell office:value-type="float" office:value="10541.1">
                <text:p>10541.1</text:p>
              </table:table-cell>
              <table:table-cell office:value-type="float" office:value="16559.52">
                <text:p>16559.5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3692.24">
                <text:p>13692.24</text:p>
              </table:table-cell>
              <table:table-cell office:value-type="float" office:value="7617.18">
                <text:p>7617.18</text:p>
              </table:table-cell>
              <table:table-cell office:value-type="float" office:value="17159.34">
                <text:p>17159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5cm" svg:height="9.935cm" xlink:href=".." xlink:type="simple" chart:class="chart:bar" chart:style-name="ch1">
        <chart:title svg:x="5.974cm" svg:y="0.334cm" chart:style-name="ch2">
          <text:p>Basic AVX Comparison</text:p>
        </chart:title>
        <chart:legend chart:legend-position="end" svg:x="15.17cm" svg:y="4.17cm" style:legend-expansion="high" chart:style-name="ch3"/>
        <chart:plot-area chart:style-name="ch4" table:cell-range-address="Vector.A1:Vector.D4" chart:data-source-has-labels="both" svg:x="1.345cm" svg:y="1.311cm" svg:width="13.491cm" svg:height="8.426cm">
          <chartooo:coordinate-region svg:x="2.522cm" svg:y="1.51cm" svg:width="12.314cm" svg:height="7.58cm"/>
          <chart:axis chart:dimension="x" chart:name="primary-x" chart:style-name="ch5" chartooo:axis-type="auto">
            <chartooo:date-scale/>
            <chart:categories table:cell-range-address="Vector.A2:Vector.A4"/>
          </chart:axis>
          <chart:axis chart:dimension="y" chart:name="primary-y" chart:style-name="ch6">
            <chart:title svg:x="0.451cm" svg:y="6.812cm" chart:style-name="ch7">
              <text:p>Time per run (ns)</text:p>
            </chart:title>
            <chart:grid chart:style-name="ch8" chart:class="major"/>
          </chart:axis>
          <chart:series chart:style-name="ch9" chart:values-cell-range-address="Vector.B2:Vector.B4" chart:label-cell-address="Vector.B1:Vector.B1" chart:class="chart:bar">
            <chart:data-point chart:repeated="3"/>
          </chart:series>
          <chart:series chart:style-name="ch10" chart:values-cell-range-address="Vector.C2:Vector.C4" chart:label-cell-address="Vector.C1:Vector.C1" chart:class="chart:bar">
            <chart:data-point chart:repeated="3"/>
          </chart:series>
          <chart:series chart:style-name="ch11" chart:values-cell-range-address="Vector.D2:Vector.D4" chart:label-cell-address="Vector.D1:Vector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Vector.B1:Vector.B1</svg:desc>
                </draw:g>
              </table:table-cell>
              <table:table-cell office:value-type="string">
                <text:p>VVM</text:p>
                <draw:g>
                  <svg:desc>Vector.C1:Vector.C1</svg:desc>
                </draw:g>
              </table:table-cell>
              <table:table-cell office:value-type="string">
                <text:p>MMA</text:p>
                <draw:g>
                  <svg:desc>Vector.D1:Vecto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 (O3)</text:p>
                <draw:g>
                  <svg:desc>Vector.A2:Vector.A4</svg:desc>
                </draw:g>
              </table:table-cell>
              <table:table-cell office:value-type="float" office:value="13692.24">
                <text:p>13692.24</text:p>
                <draw:g>
                  <svg:desc>Vector.B2:Vector.B4</svg:desc>
                </draw:g>
              </table:table-cell>
              <table:table-cell office:value-type="float" office:value="7617.18">
                <text:p>7617.18</text:p>
                <draw:g>
                  <svg:desc>Vector.C2:Vector.C4</svg:desc>
                </draw:g>
              </table:table-cell>
              <table:table-cell office:value-type="float" office:value="17159.34">
                <text:p>17159.34</text:p>
                <draw:g>
                  <svg:desc>Vector.D2:Vector.D4</svg:desc>
                </draw:g>
              </table:table-cell>
            </table:table-row>
            <table:table-row>
              <table:table-cell office:value-type="string">
                <text:p>Basic AVX</text:p>
              </table:table-cell>
              <table:table-cell office:value-type="float" office:value="30984.94">
                <text:p>30984.94</text:p>
              </table:table-cell>
              <table:table-cell office:value-type="float" office:value="21591.99">
                <text:p>21591.99</text:p>
              </table:table-cell>
              <table:table-cell office:value-type="float" office:value="24252.2">
                <text:p>24252.2</text:p>
              </table:table-cell>
            </table:table-row>
            <table:table-row>
              <table:table-cell office:value-type="string">
                <text:p>Basic AVX (O1)</text:p>
              </table:table-cell>
              <table:table-cell office:value-type="float" office:value="4409.29">
                <text:p>4409.29</text:p>
              </table:table-cell>
              <table:table-cell office:value-type="float" office:value="3985.26">
                <text:p>3985.26</text:p>
              </table:table-cell>
              <table:table-cell office:value-type="float" office:value="5408.39">
                <text:p>5408.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48cm" svg:height="10.417cm" xlink:href=".." xlink:type="simple" chart:class="chart:scatter" chart:style-name="ch1">
        <chart:title svg:x="5.767cm" svg:y="0.344cm" chart:style-name="ch2">
          <text:p>Loop Unroll with AVX Vectors</text:p>
        </chart:title>
        <chart:legend chart:legend-position="end" svg:x="15.384cm" svg:y="4.411cm" style:legend-expansion="high" chart:style-name="ch3"/>
        <chart:plot-area chart:style-name="ch4" table:cell-range-address="Vector.A7:Vector.D13" chart:data-source-has-labels="row" svg:x="1.361cm" svg:y="1.331cm" svg:width="13.673cm" svg:height="7.897cm">
          <chartooo:coordinate-region svg:x="2.353cm" svg:y="1.531cm" svg:width="12.587cm" svg:height="7.05cm"/>
          <chart:axis chart:dimension="x" chart:name="primary-x" chart:style-name="ch5">
            <chart:title svg:x="7.214cm" svg:y="9.436cm" chart:style-name="ch6">
              <text:p>Unroll Factor</text:p>
            </chart:title>
          </chart:axis>
          <chart:axis chart:dimension="y" chart:name="primary-y" chart:style-name="ch5">
            <chart:title svg:x="0.451cm" svg:y="6.567cm" chart:style-name="ch7">
              <text:p>Time per run (ns)</text:p>
            </chart:title>
            <chart:grid chart:style-name="ch8" chart:class="major"/>
          </chart:axis>
          <chart:series chart:style-name="ch9" chart:values-cell-range-address="Vector.B8:Vector.B13" chart:label-cell-address="Vector.B7:Vector.B7" chart:class="chart:scatter">
            <chart:domain table:cell-range-address="Vector.A8:Vector.A13"/>
            <chart:data-point chart:repeated="6"/>
          </chart:series>
          <chart:series chart:style-name="ch10" chart:values-cell-range-address="Vector.C8:Vector.C13" chart:label-cell-address="Vector.C7:Vector.C7" chart:class="chart:scatter">
            <chart:data-point chart:repeated="6"/>
          </chart:series>
          <chart:series chart:style-name="ch11" chart:values-cell-range-address="Vector.D8:Vector.D13" chart:label-cell-address="Vector.D7:Vector.D7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VM</text:p>
                <draw:g>
                  <svg:desc>Vector.B7:Vector.B7</svg:desc>
                </draw:g>
              </table:table-cell>
              <table:table-cell office:value-type="string">
                <text:p>VVM</text:p>
                <draw:g>
                  <svg:desc>Vector.C7:Vector.C7</svg:desc>
                </draw:g>
              </table:table-cell>
              <table:table-cell office:value-type="string">
                <text:p>MMA</text:p>
                <draw:g>
                  <svg:desc>Vector.D7:Vector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ctor.A8:Vector.A13</svg:desc>
                </draw:g>
              </table:table-cell>
              <table:table-cell office:value-type="float" office:value="4409.29">
                <text:p>4409.29</text:p>
                <draw:g>
                  <svg:desc>Vector.B8:Vector.B13</svg:desc>
                </draw:g>
              </table:table-cell>
              <table:table-cell office:value-type="float" office:value="3985.26">
                <text:p>3985.26</text:p>
                <draw:g>
                  <svg:desc>Vector.C8:Vector.C13</svg:desc>
                </draw:g>
              </table:table-cell>
              <table:table-cell office:value-type="float" office:value="5408.39">
                <text:p>5408.39</text:p>
                <draw:g>
                  <svg:desc>Vector.D8:Vector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56.18">
                <text:p>4156.18</text:p>
              </table:table-cell>
              <table:table-cell office:value-type="float" office:value="3595.49">
                <text:p>3595.49</text:p>
              </table:table-cell>
              <table:table-cell office:value-type="float" office:value="5652.77">
                <text:p>5652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21.49">
                <text:p>3921.49</text:p>
              </table:table-cell>
              <table:table-cell office:value-type="float" office:value="3637.08">
                <text:p>3637.08</text:p>
              </table:table-cell>
              <table:table-cell office:value-type="float" office:value="5299.86">
                <text:p>5299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28.79">
                <text:p>3928.79</text:p>
              </table:table-cell>
              <table:table-cell office:value-type="float" office:value="3612.98">
                <text:p>3612.98</text:p>
              </table:table-cell>
              <table:table-cell office:value-type="float" office:value="5425.59">
                <text:p>5425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763.9">
                <text:p>3763.9</text:p>
              </table:table-cell>
              <table:table-cell office:value-type="float" office:value="3591.63">
                <text:p>3591.63</text:p>
              </table:table-cell>
              <table:table-cell office:value-type="float" office:value="5273.87">
                <text:p>5273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23.06">
                <text:p>3823.06</text:p>
              </table:table-cell>
              <table:table-cell office:value-type="float" office:value="3576.79">
                <text:p>3576.79</text:p>
              </table:table-cell>
              <table:table-cell office:value-type="float" office:value="5430.05">
                <text:p>5430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7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13cm" svg:height="9.8cm" xlink:href=".." xlink:type="simple" chart:class="chart:bar" chart:style-name="ch1">
        <chart:title svg:x="5.461cm" svg:y="0.332cm" chart:style-name="ch2">
          <text:p>Effect of AVX Special Functions</text:p>
        </chart:title>
        <chart:legend chart:legend-position="end" svg:x="15.838cm" svg:y="4.103cm" style:legend-expansion="high" chart:style-name="ch3"/>
        <chart:plot-area chart:style-name="ch4" table:cell-range-address="Vector.A16:Vector.D18" chart:data-source-has-labels="both" svg:x="1.359cm" svg:y="1.307cm" svg:width="14.131cm" svg:height="8.297cm">
          <chartooo:coordinate-region svg:x="2.351cm" svg:y="1.506cm" svg:width="13.139cm" svg:height="7.451cm"/>
          <chart:axis chart:dimension="x" chart:name="primary-x" chart:style-name="ch5" chartooo:axis-type="auto">
            <chartooo:date-scale/>
            <chart:categories table:cell-range-address="Vector.A17:Vector.A18"/>
          </chart:axis>
          <chart:axis chart:dimension="y" chart:name="primary-y" chart:style-name="ch6">
            <chart:title svg:x="0.451cm" svg:y="6.743cm" chart:style-name="ch7">
              <text:p>Time per run (ns)</text:p>
            </chart:title>
            <chart:grid chart:style-name="ch8" chart:class="major"/>
          </chart:axis>
          <chart:series chart:style-name="ch9" chart:values-cell-range-address="Vector.B17:Vector.B18" chart:label-cell-address="Vector.B16:Vector.B16" chart:class="chart:bar">
            <chart:data-point chart:repeated="2"/>
          </chart:series>
          <chart:series chart:style-name="ch10" chart:values-cell-range-address="Vector.C17:Vector.C18" chart:label-cell-address="Vector.C16:Vector.C16" chart:class="chart:bar">
            <chart:data-point chart:repeated="2"/>
          </chart:series>
          <chart:series chart:style-name="ch11" chart:values-cell-range-address="Vector.D17:Vector.D18" chart:label-cell-address="Vector.D16:Vector.D1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Vector.B16:Vector.B16</svg:desc>
                </draw:g>
              </table:table-cell>
              <table:table-cell office:value-type="string">
                <text:p>VVM</text:p>
                <draw:g>
                  <svg:desc>Vector.C16:Vector.C16</svg:desc>
                </draw:g>
              </table:table-cell>
              <table:table-cell office:value-type="string">
                <text:p>MMA</text:p>
                <draw:g>
                  <svg:desc>Vector.D16:Vector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fore</text:p>
                <draw:g>
                  <svg:desc>Vector.A17:Vector.A18</svg:desc>
                </draw:g>
              </table:table-cell>
              <table:table-cell office:value-type="float" office:value="3763.9">
                <text:p>3763.9</text:p>
                <draw:g>
                  <svg:desc>Vector.B17:Vector.B18</svg:desc>
                </draw:g>
              </table:table-cell>
              <table:table-cell office:value-type="float" office:value="3591.63">
                <text:p>3591.63</text:p>
                <draw:g>
                  <svg:desc>Vector.C17:Vector.C18</svg:desc>
                </draw:g>
              </table:table-cell>
              <table:table-cell office:value-type="float" office:value="5273.87">
                <text:p>5273.87</text:p>
                <draw:g>
                  <svg:desc>Vector.D17:Vector.D18</svg:desc>
                </draw:g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3499.87">
                <text:p>3499.87</text:p>
              </table:table-cell>
              <table:table-cell office:value-type="float" office:value="3584.3">
                <text:p>3584.3</text:p>
              </table:table-cell>
              <table:table-cell office:value-type="float" office:value="5254.38">
                <text:p>5254.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8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7cm" xlink:href=".." xlink:type="simple" chart:class="chart:bar" chart:style-name="ch1">
        <chart:title svg:x="5.47cm" svg:y="0.315cm" chart:style-name="ch2">
          <text:p>Effect of O3 optimization</text:p>
        </chart:title>
        <chart:legend chart:legend-position="end" svg:x="14.427cm" svg:y="3.696cm" style:legend-expansion="high" chart:style-name="ch3"/>
        <chart:plot-area chart:style-name="ch4" table:cell-range-address="Vector.A21:Vector.D23" chart:data-source-has-labels="both" svg:x="1.331cm" svg:y="1.273cm" svg:width="12.776cm" svg:height="7.535cm">
          <chartooo:coordinate-region svg:x="2.323cm" svg:y="1.473cm" svg:width="11.784cm" svg:height="6.688cm"/>
          <chart:axis chart:dimension="x" chart:name="primary-x" chart:style-name="ch5" chartooo:axis-type="auto">
            <chartooo:date-scale/>
            <chart:categories table:cell-range-address="Vector.A22:Vector.A23"/>
          </chart:axis>
          <chart:axis chart:dimension="y" chart:name="primary-y" chart:style-name="ch6">
            <chart:title svg:x="0.451cm" svg:y="6.328cm" chart:style-name="ch7">
              <text:p>Time per run (ns)</text:p>
            </chart:title>
            <chart:grid chart:style-name="ch8" chart:class="major"/>
          </chart:axis>
          <chart:series chart:style-name="ch9" chart:values-cell-range-address="Vector.B22:Vector.B23" chart:label-cell-address="Vector.B21:Vector.B21" chart:class="chart:bar">
            <chart:data-point chart:repeated="2"/>
          </chart:series>
          <chart:series chart:style-name="ch10" chart:values-cell-range-address="Vector.C22:Vector.C23" chart:label-cell-address="Vector.C21:Vector.C21" chart:class="chart:bar">
            <chart:data-point chart:repeated="2"/>
          </chart:series>
          <chart:series chart:style-name="ch11" chart:values-cell-range-address="Vector.D22:Vector.D23" chart:label-cell-address="Vector.D21:Vector.D2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M</text:p>
                <draw:g>
                  <svg:desc>Vector.B21:Vector.B21</svg:desc>
                </draw:g>
              </table:table-cell>
              <table:table-cell office:value-type="string">
                <text:p>VVM</text:p>
                <draw:g>
                  <svg:desc>Vector.C21:Vector.C21</svg:desc>
                </draw:g>
              </table:table-cell>
              <table:table-cell office:value-type="string">
                <text:p>MMA</text:p>
                <draw:g>
                  <svg:desc>Vector.D21:Vector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fore</text:p>
                <draw:g>
                  <svg:desc>Vector.A22:Vector.A23</svg:desc>
                </draw:g>
              </table:table-cell>
              <table:table-cell office:value-type="float" office:value="3499.87">
                <text:p>3499.87</text:p>
                <draw:g>
                  <svg:desc>Vector.B22:Vector.B23</svg:desc>
                </draw:g>
              </table:table-cell>
              <table:table-cell office:value-type="float" office:value="3584.3">
                <text:p>3584.3</text:p>
                <draw:g>
                  <svg:desc>Vector.C22:Vector.C23</svg:desc>
                </draw:g>
              </table:table-cell>
              <table:table-cell office:value-type="float" office:value="5254.38">
                <text:p>5254.38</text:p>
                <draw:g>
                  <svg:desc>Vector.D22:Vector.D23</svg:desc>
                </draw:g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3460.66">
                <text:p>3460.66</text:p>
              </table:table-cell>
              <table:table-cell office:value-type="float" office:value="3589.27">
                <text:p>3589.27</text:p>
              </table:table-cell>
              <table:table-cell office:value-type="float" office:value="5186.7">
                <text:p>5186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